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Heading_20_2">
      <style:paragraph-properties fo:margin-top="0.1665in" fo:margin-bottom="0.0835in" fo:keep-with-next="always"/>
    </style:style>
    <style:style style:name="P29" style:family="paragraph" style:parent-style-name="Heading_20_3">
      <style:paragraph-properties fo:margin-top="0.1665in" fo:margin-bottom="0.0835in" fo:keep-with-next="always"/>
    </style:style>
    <style:style style:name="P3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2</text:p>
      <text:p text:style-name="Subtitle">5th Dec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8">Running an Application with the Byteman Agent<text:tab/>5</text:p>
          <text:p text:style-name="P18">Event Condition Action Rules<text:tab/>6</text:p>
          <text:p text:style-name="P18">Rule Bindings and Parameterization<text:tab/>7</text:p>
          <text:p text:style-name="P18">Built-in Conditions and Actions<text:tab/>7</text:p>
          <text:p text:style-name="P18">Extending or Replacing the Byteman Language Built-ins<text:tab/>8</text:p>
          <text:p text:style-name="P18">Agent Transformation<text:tab/>9</text:p>
          <text:p text:style-name="P18">Agent Retransformation<text:tab/>10</text:p>
          <text:p text:style-name="P18">ECA Rule Engine<text:tab/>10</text:p>
          <text:p text:style-name="P17">The Byteman Rule Language<text:tab/>12</text:p>
          <text:p text:style-name="P18">Rule Events<text:tab/>12</text:p>
          <text:p text:style-name="P19">Class Rules vs Interface Rules<text:tab/>13</text:p>
          <text:p text:style-name="P19">Overriding <text:s/>Rules<text:tab/>13</text:p>
          <text:p text:style-name="P19">Overriding Interface Rules<text:tab/>15</text:p>
          <text:p text:style-name="P19">Location Specifiers<text:tab/>15</text:p>
          <text:p text:style-name="P18">Rule Bindings<text:tab/>19</text:p>
          <text:p text:style-name="P18">Rule Expressions<text:tab/>19</text:p>
          <text:p text:style-name="P18">Rule Conditions<text:tab/>21</text:p>
          <text:p text:style-name="P18">Rule Actions<text:tab/>22</text:p>
          <text:p text:style-name="P18">Built-In Calls<text:tab/>23</text:p>
          <text:p text:style-name="P18">User-Defined Rule Helpers<text:tab/>23</text:p>
          <text:p text:style-name="P18">The Rule Helper Lifecycle Methods<text:tab/>25</text:p>
          <text:p text:style-name="P17">Byteman Rule Language Standard Built-Ins<text:tab/>27</text:p>
          <text:p text:style-name="P18">Thread Coordination Operations<text:tab/>27</text:p>
          <text:p text:style-name="P19">Waiters<text:tab/>27</text:p>
          <text:p text:style-name="P19">Rendezvous<text:tab/>28</text:p>
          <text:p text:style-name="P19">Joiners<text:tab/>29</text:p>
          <text:p text:style-name="P19">Aborting Execution<text:tab/>29</text:p>
          <text:p text:style-name="P18">Rule State Management Operations<text:tab/>30</text:p>
          <text:p text:style-name="P19">CountDowns<text:tab/>30</text:p>
          <text:p text:style-name="P19">Flags<text:tab/>31</text:p>
          <text:p text:style-name="P19">Counters<text:tab/>31</text:p>
          <text:p text:style-name="P19">Timers<text:tab/>32</text:p>
          <text:p text:style-name="P19">Recursive Triggering<text:tab/>32</text:p>
          <text:p text:style-name="P18">Trace and Debug Operations<text:tab/>33</text:p>
          <text:p text:style-name="P19">Debugging<text:tab/>33</text:p>
          <text:p text:style-name="P19">Tracing<text:tab/>34</text:p>
          <text:p text:style-name="P18">Stack Management Operations<text:tab/>34</text:p>
          <text:p text:style-name="P19">Checking The Call Tree<text:tab/>34</text:p>
          <text:p text:style-name="P19">Tracing the Caller Stack<text:tab/>37</text:p>
          <text:p text:style-name="P19">Selective Stack Tracing Using a Regular Expression Filter<text:tab/>37</text:p>
          <text:p text:style-name="P19">Stack Range Tracing<text:tab/>39</text:p>
          <text:p text:style-name="P19">Tracing Named Thread Stacks<text:tab/>41</text:p>
          <text:p text:style-name="P18">Default Helper Lifecycle Methods<text:tab/>42</text:p>
          <text:p text:style-name="P17">Using Byteman<text:tab/>43</text:p>
          <text:p text:style-name="P18">Using Byteman from java or ant<text:tab/>43</text:p>
          <text:p text:style-name="P18">Using Byteman from maven<text:tab/>43</text:p>
          <text:p text:style-name="P18">Obtaining the source build tree<text:tab/>43</text:p>
          <text:p text:style-name="P18"><text:soft-page-break/>Building Byteman from the sources<text:tab/>43</text:p>
          <text:p text:style-name="P18">Running Applications with Byteman<text:tab/>44</text:p>
          <text:p text:style-name="P18">Configuring a java agent<text:tab/>44</text:p>
          <text:p text:style-name="P18">Installing Byteman in a Running JVM using Script bminstall<text:tab/>45</text:p>
          <text:p text:style-name="P18">Available -javaagent Options<text:tab/>45</text:p>
          <text:p text:style-name="P18">Running Byteman Using Script bmjava<text:tab/>46</text:p>
          <text:p text:style-name="P18">Submitting Rules Dynamically Using Script bmsubmit<text:tab/>47</text:p>
          <text:p text:style-name="P18">Checking Rules Offline Using Script bmcheck<text:tab/>48</text:p>
          <text:p text:style-name="P18">Installing And Submitting from Java<text:tab/>49</text:p>
          <text:p text:style-name="P18">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469862792"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13433292801" text:style-name="L1">
        <text:list-item>
          <text:p text:style-name="P20">tracing execution of specific code paths and displaying application or JVM state</text:p>
        </text:list-item>
        <text:list-item>
          <text:p text:style-name="P20">subverting normal execution by changing state, making unscheduled method calls or forcing an unexpected return or throw</text:p>
        </text:list-item>
        <text:list-item>
          <text:p text:style-name="P20">orchestrating the timing of activities performed by independent application threads</text:p>
        </text:list-item>
        <text:list-item>
          <text:p text:style-name="P20">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091851669" text:continue-list="list469862792" text:style-name="Outline">
        <text:list-item>
          <text:list>
            <text:list-header>
              <text:h text:style-name="P2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841848160"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4345042451" text:style-name="L2">
        <text:list-item>
          <text:p text:style-name="P21"><text:span text:style-name="T1">where</text:span> during application execution a side-effect should occur</text:p>
        </text:list-item>
        <text:list-item>
          <text:p text:style-name="P21"><text:span text:style-name="T1">whether</text:span> the side-effect should happen or not</text:p>
        </text:list-item>
        <text:list-item>
          <text:p text:style-name="P21"><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183799988" text:continue-list="list1841848160"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865397004"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2125836138"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731713347"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980621153" text:style-name="L3">
        <text:list-item>
          <text:p text:style-name="P22">the <text:span text:style-name="T1">trigger method</text:span>, i.e. the method which contains the trigger point</text:p>
        </text:list-item>
        <text:list-item>
          <text:p text:style-name="P22">the rule which has been matched</text:p>
        </text:list-item>
        <text:list-item>
          <text:p text:style-name="P22">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020519665" text:continue-list="list1731713347" text:style-name="Outline">
        <text:list-item>
          <text:list>
            <text:list-header>
              <text:h text:style-name="P28"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782698392" text:continue-numbering="true" text:style-name="Outline">
        <text:list-item>
          <text:list>
            <text:list-header>
              <text:h text:style-name="P2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2000040713"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847853672" text:continue-numbering="true" text:style-name="Outline">
        <text:list-item>
          <text:list>
            <text:list-header>
              <text:h text:style-name="P2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1574688039" text:style-name="L4">
        <text:list-item>
          <text:p text:style-name="P23">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3">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206419736" text:continue-list="list847853672"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767712207"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415874122" text:continue-numbering="true" text:style-name="Outline">
        <text:list-item>
          <text:list>
            <text:list-item>
              <text:list>
                <text:list-header>
                  <text:h text:style-name="P2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238491121" text:continue-numbering="true" text:style-name="Outline">
        <text:list-item>
          <text:list>
            <text:list-item>
              <text:list>
                <text:list-header>
                  <text:h text:style-name="P2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71979874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418950386"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068939936" text:continue-list="list1574688039" text:style-name="L4">
        <text:list-item>
          <text:p text:style-name="P23">references to previously bound variables</text:p>
        </text:list-item>
        <text:list-item>
          <text:p text:style-name="P23">references to the trigger method recipient or parameters</text:p>
        </text:list-item>
        <text:list-item>
          <text:p text:style-name="P23">references to the local variables in scope at the trigger point</text:p>
        </text:list-item>
        <text:list-item>
          <text:p text:style-name="P23">references to trigger method special variables <text:span text:style-name="Code_20_Text">$!</text:span>, <text:span text:style-name="Code_20_Text">$^</text:span>, <text:span text:style-name="Code_20_Text">$#, </text:span>$* and $@</text:p>
        </text:list-item>
        <text:list-item>
          <text:p text:style-name="P23">static field references</text:p>
        </text:list-item>
        <text:list-item>
          <text:p text:style-name="P23">primitive literals</text:p>
        </text:list-item>
        <text:list-item>
          <text:p text:style-name="P23">field accesses</text:p>
        </text:list-item>
        <text:list-item>
          <text:p text:style-name="P23">static or instance method invocations</text:p>
        </text:list-item>
        <text:list-item>
          <text:p text:style-name="P23">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648470740" text:style-name="L5">
        <text:list-item>
          <text:p text:style-name="P24">throw and return operations are only allowed as the last action in a sequence of rule actions (see below).</text:p>
        </text:list-item>
      </text:list>
      <text:list xml:id="list1755671044" text:style-name="L6">
        <text:list-item>
          <text:p text:style-name="P25">Expressions should obey the normal rules regarding associativity and precedence.</text:p>
        </text:list-item>
        <text:list-item>
          <text:p text:style-name="P25">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5">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5">Special variables provide access to other trigger method data. There are currently 5 such special variables:</text:p>
          <text:list>
            <text:list-item>
              <text:p text:style-name="P25"><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5">$!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5"><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5"><text:span text:style-name="Code_20_Text">$#</text:span> has type <text:span text:style-name="Code_20_Text">int</text:span> and identifies the number of parameters supplied to the trigger method.</text:p>
            </text:list-item>
            <text:list-item>
              <text:p text:style-name="P25"><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5">$@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5">Assignments may update the bindings for rule variables introduced in the <text:span text:style-name="Code_20_Text">BINDS</text:span> clause, parameter or local variables, instance fields, static fields or the return value <text:soft-page-break/>special variables <text:span text:style-name="Code_20_Text">$!</text:span>. Assignments are not currently allowed to update any of the the other special variables.</text:p>
        </text:list-item>
        <text:list-item>
          <text:p text:style-name="P25">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5">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5">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241543979" text:continue-list="list418950386"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text:soft-page-break/>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61431034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9436128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71200906"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text:soft-page-break/>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956214476" text:continue-numbering="true" text:style-name="Outline">
        <text:list-item>
          <text:list>
            <text:list-header>
              <text:h text:style-name="Heading_20_2" text:outline-level="2" text:is-list-header="true"><text:soft-page-break/>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072020042" text:style-name="L7">
        <text:list-item>
          <text:p text:style-name="P26">an activate event occurs when an install cause <text:span text:style-name="T1">R(H)</text:span> to transition from empty to non-empty</text:p>
        </text:list-item>
        <text:list-item>
          <text:p text:style-name="P26">an install event occurs when <text:span text:style-name="T1">r(H)</text:span> is installed in <text:span text:style-name="T1">R(H)</text:span></text:p>
        </text:list-item>
        <text:list-item>
          <text:p text:style-name="P26">an uninstall event occurs when <text:span text:style-name="T1">r(H)</text:span> is uninstalled from <text:span text:style-name="T1">R(H)</text:span></text:p>
        </text:list-item>
        <text:list-item>
          <text:p text:style-name="P2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text:soft-page-break/>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290738313" text:continue-list="list1956214476"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018226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405697877" text:continue-numbering="true" text:style-name="Outline">
        <text:list-item>
          <text:list>
            <text:list-item>
              <text:list>
                <text:list-header>
                  <text:h text:style-name="P3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086912954" text:continue-numbering="true" text:style-name="Outline">
        <text:list-item>
          <text:list>
            <text:list-item>
              <text:list>
                <text:list-header>
                  <text:h text:style-name="P3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137197566"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306778006"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907802234" text:continue-numbering="true" text:style-name="Outline">
        <text:list-item>
          <text:list>
            <text:list-item>
              <text:list>
                <text:list-header>
                  <text:h text:style-name="P30" text:outline-level="3" text:is-list-header="true"><text:bookmark-end text:name="DDE_LINK15"/><text:soft-page-break/>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651864764" text:continue-numbering="true" text:style-name="Outline">
        <text:list-item>
          <text:list>
            <text:list-item>
              <text:list>
                <text:list-header>
                  <text:h text:style-name="P3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text:soft-page-break/>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932472174"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968519288" text:continue-numbering="true" text:style-name="Outline">
        <text:list-item>
          <text:list>
            <text:list-item>
              <text:list>
                <text:list-header>
                  <text:h text:style-name="P3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ext:soft-page-break/>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315094661"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text:soft-page-break/>Generation of debug messages can be switched on by setting the following system property on the JVM command line:</text:p>
      <text:p text:style-name="P8"><text:span text:style-name="Code_20_Text">org.jboss.byteman.debug</text:span></text:p>
      <text:list xml:id="list208513754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655298029"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text:soft-page-break/>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262312537" text:continue-numbering="true" text:style-name="Outline">
        <text:list-item>
          <text:list>
            <text:list-item>
              <text:list>
                <text:list-header>
                  <text:h text:style-name="P2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638232632" text:continue-numbering="true" text:style-name="Outline">
        <text:list-item>
          <text:list>
            <text:list-item>
              <text:list>
                <text:list-header>
                  <text:h text:style-name="P30"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497199432" text:continue-numbering="true" text:style-name="Outline">
        <text:list-item>
          <text:list>
            <text:list-item>
              <text:list>
                <text:list-header>
                  <text:h text:style-name="P30"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866392666" text:continue-numbering="true" text:style-name="Outline">
        <text:list-item>
          <text:list>
            <text:list-item>
              <text:list>
                <text:list-header>
                  <text:h text:style-name="P30"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459655083"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313918489"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041677787"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048749027" text:continue-numbering="true" text:style-name="Outline">
        <text:list-item>
          <text:list>
            <text:list-header>
              <text:h text:style-name="P2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1698657996"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01550645"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737413160"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2086473767" text:continue-numbering="true" text:style-name="Outline">
        <text:list-item>
          <text:list>
            <text:list-header>
              <text:h text:style-name="Heading_20_2" text:outline-level="2" text:is-list-header="true"><text:soft-page-break/>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139355966" text:continue-numbering="true" text:style-name="Outline">
        <text:list-item>
          <text:list>
            <text:list-header>
              <text:h text:style-name="P2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text:soft-page-break/>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947822524" text:continue-numbering="true" text:style-name="Outline">
        <text:list-item>
          <text:list>
            <text:list-header>
              <text:h text:style-name="P28"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oft-page-break/><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522165844" text:continue-numbering="true" text:style-name="Outline">
        <text:list-item>
          <text:list>
            <text:list-header>
              <text:h text:style-name="P28"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918982230" text:style-name="L8">
        <text:list-item>
          <text:p text:style-name="P2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text:soft-page-break/>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55098987" text:continue-list="list522165844"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oft-page-break/><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040405167" text:continue-numbering="true" text:style-name="Outline">
        <text:list-item>
          <text:list>
            <text:list-header>
              <text:h text:style-name="P28"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299762057" text:continue-numbering="true" text:style-name="Outline">
        <text:list-item>
          <text:list>
            <text:list-header>
              <text:h text:style-name="P2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text:soft-page-break/>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oft-page-break/><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3-02-15T11:00:44</dc:date>
    <meta:printed-by>Andrew Dinn</meta:printed-by>
    <meta:print-date>2008-09-26T17:21:42</meta:print-date>
    <meta:editing-cycles>221</meta:editing-cycles>
    <meta:editing-duration>P3DT2H10M5S</meta:editing-duration>
    <meta:document-statistic meta:table-count="0" meta:image-count="0" meta:object-count="0" meta:page-count="51" meta:paragraph-count="554" meta:word-count="20188" meta:character-count="131416" meta:non-whitespace-character-count="107231"/>
    <meta:user-defined meta:name="Info 1"/>
    <meta:user-defined meta:name="Info 2"/>
    <meta:user-defined meta:name="Info 3"/>
    <meta:user-defined meta:name="Info 4"/>
  </office:meta>
</office:document-meta>
</file>